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8pt" style:font-size-asian="18pt" style:font-size-complex="18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Text_20_body">
      <style:paragraph-properties fo:text-align="start" style:justify-single-word="false"/>
      <style:text-properties fo:color="#000000"/>
    </style:style>
    <style:style style:name="P5" style:family="paragraph" style:parent-style-name="Text_20_body" style:list-style-name="L1"/>
    <style:style style:name="P6" style:family="paragraph" style:parent-style-name="Text_20_body">
      <style:paragraph-properties fo:text-align="start" style:justify-single-word="false"/>
      <style:text-properties fo:color="#000000"/>
    </style:style>
    <style:style style:name="P7" style:family="paragraph" style:parent-style-name="Text_20_body">
      <style:paragraph-properties fo:text-align="start" style:justify-single-word="false"/>
    </style:style>
    <style:style style:name="P8"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fo:font-variant="normal" fo:text-transform="none" fo:color="#1f1f1f" style:font-name="inherit" fo:font-size="21pt" fo:letter-spacing="normal" fo:language="it" fo:country="IT" fo:font-style="normal" fo:font-weight="normal"/>
    </style:style>
    <style:style style:name="T3" style:family="text">
      <style:text-properties fo:font-variant="normal" fo:text-transform="none" fo:color="#1f1f1f" style:font-name="inherit" fo:font-size="12pt" fo:letter-spacing="normal" fo:language="it" fo:country="IT" fo:font-style="normal" fo:font-weight="normal" style:font-size-asian="12pt" style:font-size-complex="12pt"/>
    </style:style>
    <style:style style:name="T4" style:family="text">
      <style:text-properties fo:font-variant="normal" fo:text-transform="none" fo:color="#1f1f1f" style:font-name="inherit" fo:font-size="12pt" fo:letter-spacing="normal" fo:language="it" fo:country="IT" fo:font-style="normal" fo:font-weight="normal" style:font-size-asian="12pt" style:font-style-asian="normal" style:font-size-complex="12pt" style:font-style-complex="normal"/>
    </style:style>
    <style:style style:name="T5" style:family="text">
      <style:text-properties fo:font-variant="normal" fo:text-transform="none" fo:color="#1f1f1f" style:font-name="inherit" fo:font-size="12pt" fo:letter-spacing="normal" fo:language="it" fo:country="IT" fo:font-style="normal" style:text-underline-style="solid" style:text-underline-width="auto" style:text-underline-color="font-color" fo:font-weight="normal" style:font-size-asian="12pt" style:font-style-asian="normal" style:font-size-complex="12pt" style:font-style-complex="normal"/>
    </style:style>
    <style:style style:name="T6" style:family="text">
      <style:text-properties fo:font-variant="normal" fo:text-transform="none" fo:color="#1f1f1f" style:font-name="inherit" fo:font-size="12pt" fo:letter-spacing="normal" fo:language="it" fo:country="IT" fo:font-style="normal" style:text-underline-style="none" fo:font-weight="normal" style:font-size-asian="12pt" style:font-style-asian="normal" style:font-size-complex="12pt" style:font-style-complex="normal"/>
    </style:style>
    <style:style style:name="T7" style:family="text">
      <style:text-properties fo:font-variant="normal" fo:text-transform="none" fo:color="#1f1f1f" style:font-name="inherit" fo:font-size="12pt" fo:letter-spacing="normal" fo:language="it" fo:country="IT" fo:font-style="italic" fo:font-weight="normal" style:font-size-asian="12pt" style:font-style-asian="italic" style:font-size-complex="12pt" style:font-style-complex="italic"/>
    </style:style>
    <style:style style:name="T8" style:family="text">
      <style:text-properties fo:font-variant="normal" fo:text-transform="none" fo:color="#1f1f1f" style:font-name="Arial Black" fo:font-size="12pt" fo:letter-spacing="normal" fo:language="it" fo:country="IT" fo:font-style="normal" style:text-underline-style="none" fo:font-weight="normal" style:font-size-asian="12pt" style:font-style-asian="normal" style:font-size-complex="12pt" style:font-style-complex="normal"/>
    </style:style>
    <style:style style:name="T9" style:family="text">
      <style:text-properties fo:font-variant="normal" fo:text-transform="none" fo:color="#1f1f1f" style:font-name="Times New Roman" fo:font-size="12pt" fo:letter-spacing="normal" fo:language="it" fo:country="IT" fo:font-style="normal" style:text-underline-style="none" fo:font-weight="normal" style:font-size-asian="12pt" style:font-style-asian="normal" style:font-size-complex="12pt" style:font-style-complex="normal"/>
    </style:style>
    <style:style style:name="T10" style:family="text">
      <style:text-properties fo:font-variant="normal" fo:text-transform="none" fo:color="#1f1f1f" style:font-name="Times New Roman" fo:font-size="12pt" fo:letter-spacing="normal" fo:language="it" fo:country="IT" fo:font-style="normal" fo:font-weight="normal" style:font-size-asian="12pt" style:font-size-complex="12pt"/>
    </style:style>
    <style:style style:name="T11" style:family="text">
      <style:text-properties fo:font-variant="normal" fo:text-transform="none" fo:color="#1f1f1f" fo:letter-spacing="normal" fo:language="it" fo:country="IT" fo:font-style="normal" fo:font-weight="normal"/>
    </style:style>
    <style:style style:name="T12" style:family="text">
      <style:text-properties fo:font-variant="normal" fo:text-transform="none" style:font-name="Times New Roman" fo:font-size="12pt" fo:letter-spacing="normal" fo:language="it" fo:country="IT" fo:font-style="normal" style:text-underline-style="none" fo:font-weight="normal" style:font-size-asian="12pt" style:font-style-asian="normal" style:font-size-complex="12pt" style:font-style-complex="normal"/>
    </style:style>
    <style:style style:name="T13" style:family="text">
      <style:text-properties fo:font-variant="normal" fo:text-transform="none" style:font-name="Times New Roman" fo:font-size="12pt" fo:letter-spacing="normal" fo:language="it" fo:country="IT" fo:font-style="normal" fo:font-weight="normal" style:font-size-asian="12pt" style:font-size-complex="12pt"/>
    </style:style>
    <style:style style:name="T14" style:family="text">
      <style:text-properties fo:font-variant="normal" fo:text-transform="none" style:font-name="inherit" fo:font-size="21pt" fo:letter-spacing="normal" fo:language="it" fo:country="IT" fo:font-style="normal" fo:font-weight="normal"/>
    </style:style>
    <style:style style:name="T15" style:family="text">
      <style:text-properties fo:font-variant="normal" fo:text-transform="none" style:font-name="inherit" fo:font-size="12pt" fo:letter-spacing="normal" fo:language="it" fo:country="IT" fo:font-style="normal" fo:font-weight="normal" style:font-size-asian="12pt" style:font-size-complex="12pt"/>
    </style:style>
    <style:style style:name="T16" style:family="text">
      <style:text-properties fo:font-variant="normal" fo:text-transform="none" fo:color="#000000" style:font-name="Times New Roman" fo:font-size="12pt" fo:letter-spacing="normal" fo:language="it" fo:country="IT" fo:font-style="normal" fo:font-weight="normal"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SCANSIONE DELLE VULNERABILITÀ CON NESSUS</text:p>
      <text:p text:style-name="P1"/>
      <text:p text:style-name="P3"><text:span text:style-name="T1">Abbiamo effettuato una scansione di metasploitable con il software “Nessus”,m</text:span>etasploitable è una macchina virtuale progettata per essere vulnerabile, utilizzata frequentemente per scopi di testing e formazione nella sicurezza informatica. Nessus invece è un potente strumento di scansione delle vulnerabilità che consente di identificare le debolezze in un sistema. </text:p>
      <text:p text:style-name="P3">Gli obbiettivi di Nessus saranno: eseguire una scansione delle vulnerabilità, identificarle e documentarle ed infine generare un report.</text:p>
      <text:p text:style-name="P3">Per poter svolgere questa operazione Metasploitable dovrà essere in esecuzione e accessibile nella rete, verificare che nessus sia installato su una macchina, nel nostro caso la macchina in considerazione è Linux ed infine assicurarsi che nessus e metasploitable comunichino tra loro.</text:p>
      <text:p text:style-name="P3">Nel nostro caso, dopo aver configurato nessus e dopo averlo aggiornato, potremo procedere con la scansione cliccando il tasto “New Scan”,successivamente andremo a scegliere il tipo di scansione, la configureremo dandole un nome, inseriremo l'IP di metasp ed infine potremo iniziare la scansione cliccando su “Launch”.</text:p>
      <text:p text:style-name="P3">La scansione potrebbe richiedere qualche minuto di tempo, una volta completata, cliccheremo sul nome della scansione (Metasploitable), e potremo visionare i risultati.</text:p>
      <text:p text:style-name="P3">Le vulnerabilità saranno divise per gravità (critico, alto, medio, basso).</text:p>
      <text:p text:style-name="P3">Infine potremo anche visualizzare il report e scaricarlo, nel quale saranno riportate tutte le vulnerabilità trovate con la relativa gravità.</text:p>
      <text:p text:style-name="P4">La scansione della macchina virtuale Metasploitable con Nessus ha permesso di identificare varie vulnerabilità. Questo processo non solo aiuta a comprendere le debolezze del sistema, ma è anche fondamentale per migliorare le difese e garantire la sicurezza dei sistemi.</text:p>
      <text:p text:style-name="P4">Nel nostro caso, dopo aver effettuato la scansione, potremo notare le seguenti vulnerabilià:</text:p>
      <text:p text:style-name="P4">-<text:bookmark text:name="tw-target-text"/><text:span text:style-name="T12">Il server IRC remoto è una versione di UnrealIRCd con una backdoor che consente a un utente malintenzionato di eseguire codice arbitrario sull'host interessato.</text:span></text:p>
      <text:p text:style-name="P4">-<text:bookmark text:name="tw-target-text1"/><text:span text:style-name="T13">Il server VNC in esecuzione sull'host remoto è protetto con una password debole. Nessus è riuscito ad accedere utilizzando l'autenticazione VNC e una password "password". Un utente malintenzionato remoto e non autenticato potrebbe sfruttare questa situazione per assumere il controllo del sistema.</text:span></text:p>
      <text:p text:style-name="P4"><text:span text:style-name="T13">-</text:span><text:bookmark text:name="tw-target-text2"/><text:span text:style-name="T10">È stata rilevata una vulnerabilità di lettura/inclusione di file nel connettore AJP. Un utente malintenzionato remoto e non autenticato potrebbe sfruttare questa vulnerabilità per leggere i file delle applicazioni Web da un server vulnerabile. Nei casi in cui il server vulnerabile consente il caricamento di file, un utente malintenzionato potrebbe caricare codice JavaServer Pages (JSP) dannoso all'interno di una varietà di tipi di file e ottenere l'esecuzione di codice in modalità remota (RCE).</text:span></text:p>
      <text:p text:style-name="P4"><text:span text:style-name="T13">-</text:span><text:bookmark text:name="tw-target-text3"/><text:span text:style-name="T10">Il servizio remoto accetta connessioni crittografate utilizzando SSL 2.0 e/o SSL 3.0. Queste versioni di SSL sono affette da diversi difetti crittografici</text:span></text:p>
      <text:p text:style-name="P4"><text:span text:style-name="T13">-</text:span><text:bookmark text:name="tw-target-text4"/><text:span text:style-name="T10">Una shell è in ascolto sulla porta remota senza che sia richiesta alcuna autenticazione. Un utente malintenzionato può utilizzarlo collegandosi alla porta remota e inviando direttamente i comandi.</text:span></text:p>
      <text:p text:style-name="P7"><text:span text:style-name="T16">-</text:span><text:bookmark text:name="tw-target-text5"/><text:span text:style-name="T10">Il certificato x509 remoto sul server SSL remoto è stato generato su un sistema Debian o Ubuntu che contiene un bug nel generatore di numeri casuali della sua libreria OpenSSL.Il problema è dovuto al fatto che un packager Debian ha rimosso quasi tutte le fonti di entropia nella versione remota di OpenSSL.Un utente malintenzionato può facilmente ottenere la parte privata della chiave remota e utilizzarla per decifrare la sessione remota o impostare un attacco man in the middle.</text:span></text:p>
      <text:p text:style-name="P7"><text:span text:style-name="T10">-</text:span><text:bookmark text:name="tw-target-text6"/><text:span text:style-name="T10">La chiave host SSH remota è stata generata su un sistema Debian o Ubuntu che contiene un bug nel generatore di numeri casuali della sua libreria OpenSSL.Il problema è dovuto al fatto che un packager Debian ha rimosso quasi tutte le fonti di entropia nella versione remota di OpenSSL.</text:span></text:p>
      <text:p text:style-name="P8"><text:soft-page-break/><text:span text:style-name="T11"/></text:p>
      <text:p text:style-name="P7"><text:span text:style-name="T10"/></text:p>
      <text:p text:style-name="P4"><text:span text:style-name="T13"/></text:p>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2"/>
      <text:h text:style-name="Heading_20_4" text:outline-level="4"/>
      <text:list xml:id="list3484824028655278545" text:style-name="L1">
        <text:list-header>
          <text:p text:style-name="P5"/>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30T15:11:08.03</meta:creation-date>
    <dc:date>2024-10-30T16:26:56.28</dc:date>
    <meta:editing-duration>PT24M21S</meta:editing-duration>
    <meta:editing-cycles>2</meta:editing-cycles>
    <meta:generator>OpenOffice/4.1.15$Win32 OpenOffice.org_project/4115m2$Build-9813</meta:generator>
    <meta:document-statistic meta:table-count="0" meta:image-count="0" meta:object-count="0" meta:page-count="2" meta:paragraph-count="17" meta:word-count="578" meta:character-count="3964"/>
  </office:meta>
</office:document-meta>
</file>